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style:font-name="Liberation Mono" fo:font-size="11pt" style:font-size-asian="11pt" style:font-size-complex="11pt"/>
    </style:style>
    <style:style style:name="ce2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1">
      <style:text-properties style:font-name="Liberation Mono" fo:font-size="11pt" style:font-name-asian="Droid Sans Fallback" style:font-size-asian="11pt" style:font-name-complex="FreeSans" style:font-size-complex="11pt"/>
    </style:style>
    <style:style style:name="ce4" style:family="table-cell" style:parent-style-name="Default" style:data-style-name="N121">
      <style:table-cell-properties fo:background-color="#ffcc00"/>
      <style:text-properties style:font-name="Liberation Mono" fo:font-size="11pt" style:font-size-asian="11pt" style:font-size-complex="11pt"/>
    </style:style>
    <style:style style:name="ce5" style:family="table-cell" style:parent-style-name="Default" style:data-style-name="N121">
      <style:table-cell-properties fo:background-color="#ffff66"/>
      <style:text-properties style:font-name="Liberation Mono" fo:font-size="11pt" style:font-size-asian="11pt" style:font-size-complex="11pt"/>
    </style:style>
    <style:style style:name="ce6" style:family="table-cell" style:parent-style-name="Default" style:data-style-name="N121">
      <style:table-cell-properties fo:background-color="#ccff00"/>
      <style:text-properties style:font-name="Liberation Mono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9" table:number-columns-repeated="100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ss</text:p>
          </table:table-cell>
          <table:table-cell office:value-type="string" calcext:value-type="string">
            <text:p>Inertial Tensor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nk1</text:p>
          </table:table-cell>
          <table:table-cell table:style-name="ce2" office:value-type="float" office:value="423229248" calcext:value-type="float">
            <text:p>423229248.0000000</text:p>
          </table:table-cell>
          <table:table-cell office:value-type="float" office:value="-499.401337" calcext:value-type="float">
            <text:p>-499.4013370</text:p>
          </table:table-cell>
          <table:table-cell office:value-type="float" office:value="-32695388" calcext:value-type="float">
            <text:p>-32695388.0000000</text:p>
          </table:table-cell>
          <table:table-cell office:value-type="float" office:value="223733.125" calcext:value-type="float">
            <text:p>223733.1250000</text:p>
          </table:table-cell>
          <table:table-cell table:style-name="ce4" office:value-type="float" office:value="1.188461" calcext:value-type="float">
            <text:p>1.1884610</text:p>
          </table:table-cell>
          <table:table-cell table:style-name="ce5" table:formula="of:=[.B5]/[.$E$5]*[.$F$5]/1000000" office:value-type="float" office:value="0.00224817605934449" calcext:value-type="float">
            <text:p>0.0022482</text:p>
          </table:table-cell>
          <table:table-cell table:style-name="ce5" table:formula="of:=[.C5]/[.$E$5]*[.$F$5]/1000000" office:value-type="float" office:value="-0.00000000265279900941068" calcext:value-type="float">
            <text:p>0.0000000</text:p>
          </table:table-cell>
          <table:table-cell table:style-name="ce5" table:formula="of:=[.D5]/[.$E$5]*[.$F$5]/1000000" office:value-type="float" office:value="-0.000173676533226218" calcext:value-type="float">
            <text:p>-0.0001737</text:p>
          </table:table-cell>
          <table:table-cell table:style-name="ce2" office:value-type="float" office:value="36.162556" calcext:value-type="float">
            <text:p>36.1625560</text:p>
          </table:table-cell>
          <table:table-cell table:style-name="ce2" office:value-type="float" office:value="-0.008603" calcext:value-type="float">
            <text:p>-0.0086030</text:p>
          </table:table-cell>
          <table:table-cell office:value-type="float" office:value="-8.95036" calcext:value-type="float">
            <text:p>-8.9503600</text:p>
          </table:table-cell>
          <table:table-cell table:style-name="ce6" table:formula="of:=[.J5]/1000" office:value-type="float" office:value="0.036162556" calcext:value-type="float">
            <text:p>0.0361626</text:p>
          </table:table-cell>
          <table:table-cell table:style-name="ce6" table:formula="of:=[.K5]/1000" office:value-type="float" office:value="-0.000008603" calcext:value-type="float">
            <text:p>-0.0000086</text:p>
          </table:table-cell>
          <table:table-cell table:style-name="ce6" table:formula="of:=[.L5]/1000" office:value-type="float" office:value="-0.00895036" calcext:value-type="float">
            <text:p>-0.008950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-499.401337" calcext:value-type="float">
            <text:p>-499.4013370</text:p>
          </table:table-cell>
          <table:table-cell office:value-type="float" office:value="417160000" calcext:value-type="float">
            <text:p>417160000.0000000</text:p>
          </table:table-cell>
          <table:table-cell table:style-name="ce2" office:value-type="float" office:value="-490.519348" calcext:value-type="float">
            <text:p>-490.5193480</text:p>
          </table:table-cell>
          <table:table-cell table:number-columns-repeated="2"/>
          <table:table-cell table:style-name="ce5" table:formula="of:=[.B6]/[.$E$5]*[.$F$5]/1000000" office:value-type="float" office:value="-0.00000000265279900941068" calcext:value-type="float">
            <text:p>0.0000000</text:p>
          </table:table-cell>
          <table:table-cell table:style-name="ce5" table:formula="of:=[.C6]/[.$E$5]*[.$F$5]/1000000" office:value-type="float" office:value="0.00221593646787886" calcext:value-type="float">
            <text:p>0.0022159</text:p>
          </table:table-cell>
          <table:table-cell table:style-name="ce5" table:formula="of:=[.D6]/[.$E$5]*[.$F$5]/1000000" office:value-type="float" office:value="-0.00000000260561825542565" calcext:value-type="float">
            <text:p>0.000000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32695388" calcext:value-type="float">
            <text:p>-32695388.0000000</text:p>
          </table:table-cell>
          <table:table-cell table:style-name="ce2" office:value-type="float" office:value="-490.519348" calcext:value-type="float">
            <text:p>-490.5193480</text:p>
          </table:table-cell>
          <table:table-cell office:value-type="float" office:value="252065344" calcext:value-type="float">
            <text:p>252065344.0000000</text:p>
          </table:table-cell>
          <table:table-cell table:number-columns-repeated="2"/>
          <table:table-cell table:style-name="ce5" table:formula="of:=[.B7]/[.$E$5]*[.$F$5]/1000000" office:value-type="float" office:value="-0.000173676533226218" calcext:value-type="float">
            <text:p>-0.0001737</text:p>
          </table:table-cell>
          <table:table-cell table:style-name="ce5" table:formula="of:=[.C7]/[.$E$5]*[.$F$5]/1000000" office:value-type="float" office:value="-0.00000000260561825542565" calcext:value-type="float">
            <text:p>0.0000000</text:p>
          </table:table-cell>
          <table:table-cell table:style-name="ce5" table:formula="of:=[.D7]/[.$E$5]*[.$F$5]/1000000" office:value-type="float" office:value="0.00133896056203383" calcext:value-type="float">
            <text:p>0.001339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nk2</text:p>
          </table:table-cell>
          <table:table-cell office:value-type="float" office:value="60088316" calcext:value-type="float">
            <text:p>60088316.0000000</text:p>
          </table:table-cell>
          <table:table-cell office:value-type="float" office:value="24240.519531" calcext:value-type="float">
            <text:p>24240.5195310</text:p>
          </table:table-cell>
          <table:table-cell office:value-type="float" office:value="-781203.125" calcext:value-type="float">
            <text:p>-781203.1250000</text:p>
          </table:table-cell>
          <table:table-cell office:value-type="float" office:value="57622.390625" calcext:value-type="float">
            <text:p>57622.3906250</text:p>
          </table:table-cell>
          <table:table-cell table:style-name="ce4" office:value-type="float" office:value="0.158676" calcext:value-type="float">
            <text:p>0.1586760</text:p>
          </table:table-cell>
          <table:table-cell table:style-name="ce5" table:formula="of:=[.B9]/[.$E$9]*[.$F$9]/1000000" office:value-type="float" office:value="0.000165466471040154" calcext:value-type="float">
            <text:p>0.0001655</text:p>
          </table:table-cell>
          <table:table-cell table:style-name="ce5" table:formula="of:=[.C9]/[.$E$9]*[.$F$9]/1000000" office:value-type="float" office:value="0.0000000667516330957669" calcext:value-type="float">
            <text:p>0.0000001</text:p>
          </table:table-cell>
          <table:table-cell table:style-name="ce5" table:formula="of:=[.D9]/[.$E$9]*[.$F$9]/1000000" office:value-type="float" office:value="-0.00000215121562500254" calcext:value-type="float">
            <text:p>-0.0000022</text:p>
          </table:table-cell>
          <table:table-cell office:value-type="float" office:value="31.91386" calcext:value-type="float">
            <text:p>31.9138600</text:p>
          </table:table-cell>
          <table:table-cell office:value-type="float" office:value="0.010998" calcext:value-type="float">
            <text:p>0.0109980</text:p>
          </table:table-cell>
          <table:table-cell office:value-type="float" office:value="-3.169205" calcext:value-type="float">
            <text:p>-3.1692050</text:p>
          </table:table-cell>
          <table:table-cell table:style-name="ce6" table:formula="of:=[.J9]/1000" office:value-type="float" office:value="0.03191386" calcext:value-type="float">
            <text:p>0.0319139</text:p>
          </table:table-cell>
          <table:table-cell table:style-name="ce6" table:formula="of:=[.K9]/1000" office:value-type="float" office:value="0.000010998" calcext:value-type="float">
            <text:p>0.0000110</text:p>
          </table:table-cell>
          <table:table-cell table:style-name="ce6" table:formula="of:=[.L9]/1000" office:value-type="float" office:value="-0.003169205" calcext:value-type="float">
            <text:p>-0.003169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4240.519531" calcext:value-type="float">
            <text:p>24240.5195310</text:p>
          </table:table-cell>
          <table:table-cell office:value-type="float" office:value="86699512" calcext:value-type="float">
            <text:p>86699512.0000000</text:p>
          </table:table-cell>
          <table:table-cell office:value-type="float" office:value="17580.46875" calcext:value-type="float">
            <text:p>17580.4687500</text:p>
          </table:table-cell>
          <table:table-cell table:number-columns-repeated="2"/>
          <table:table-cell table:style-name="ce5" table:formula="of:=[.B10]/[.$E$9]*[.$F$9]/1000000" office:value-type="float" office:value="0.0000000667516330957669" calcext:value-type="float">
            <text:p>0.0000001</text:p>
          </table:table-cell>
          <table:table-cell table:style-name="ce5" table:formula="of:=[.C10]/[.$E$9]*[.$F$9]/1000000" office:value-type="float" office:value="0.000238746286242129" calcext:value-type="float">
            <text:p>0.0002387</text:p>
          </table:table-cell>
          <table:table-cell table:style-name="ce5" table:formula="of:=[.D10]/[.$E$9]*[.$F$9]/1000000" office:value-type="float" office:value="0.0000000484117099120269" calcext:value-type="float">
            <text:p>0.00000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781203.125" calcext:value-type="float">
            <text:p>-781203.1250000</text:p>
          </table:table-cell>
          <table:table-cell office:value-type="float" office:value="17580.46875" calcext:value-type="float">
            <text:p>17580.4687500</text:p>
          </table:table-cell>
          <table:table-cell office:value-type="float" office:value="57394384" calcext:value-type="float">
            <text:p>57394384.0000000</text:p>
          </table:table-cell>
          <table:table-cell table:number-columns-repeated="2"/>
          <table:table-cell table:style-name="ce5" table:formula="of:=[.B11]/[.$E$9]*[.$F$9]/1000000" office:value-type="float" office:value="-0.00000215121562500254" calcext:value-type="float">
            <text:p>-0.0000022</text:p>
          </table:table-cell>
          <table:table-cell table:style-name="ce5" table:formula="of:=[.C11]/[.$E$9]*[.$F$9]/1000000" office:value-type="float" office:value="0.0000000484117099120269" calcext:value-type="float">
            <text:p>0.0000000</text:p>
          </table:table-cell>
          <table:table-cell table:style-name="ce5" table:formula="of:=[.D11]/[.$E$9]*[.$F$9]/1000000" office:value-type="float" office:value="0.00015804813331769" calcext:value-type="float">
            <text:p>0.000158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nk3</text:p>
          </table:table-cell>
          <table:table-cell office:value-type="float" office:value="1141275648" calcext:value-type="float">
            <text:p>1141275648.0000000</text:p>
          </table:table-cell>
          <table:table-cell office:value-type="float" office:value="-20703460" calcext:value-type="float">
            <text:p>-20703460.0000000</text:p>
          </table:table-cell>
          <table:table-cell office:value-type="float" office:value="-159318880" calcext:value-type="float">
            <text:p>-159318880.0000000</text:p>
          </table:table-cell>
          <table:table-cell office:value-type="float" office:value="455601.8125" calcext:value-type="float">
            <text:p>455601.8125000</text:p>
          </table:table-cell>
          <table:table-cell table:style-name="ce4" office:value-type="float" office:value="2.407169" calcext:value-type="float">
            <text:p>2.4071690</text:p>
          </table:table-cell>
          <table:table-cell table:style-name="ce5" table:formula="of:=[.B13]/[.$E$13]*[.$F$13]/1000000" office:value-type="float" office:value="0.00602992192951496" calcext:value-type="float">
            <text:p>0.0060299</text:p>
          </table:table-cell>
          <table:table-cell table:style-name="ce5" table:formula="of:=[.C13]/[.$E$13]*[.$F$13]/1000000" office:value-type="float" office:value="-0.00010938658657057" calcext:value-type="float">
            <text:p>-0.0001094</text:p>
          </table:table-cell>
          <table:table-cell table:style-name="ce5" table:formula="of:=[.D13]/[.$E$13]*[.$F$13]/1000000" office:value-type="float" office:value="-0.000841760191747964" calcext:value-type="float">
            <text:p>-0.0008418</text:p>
          </table:table-cell>
          <table:table-cell office:value-type="float" office:value="-14.71178" calcext:value-type="float">
            <text:p>-14.7117800</text:p>
          </table:table-cell>
          <table:table-cell office:value-type="float" office:value="-1.082395" calcext:value-type="float">
            <text:p>-1.0823950</text:p>
          </table:table-cell>
          <table:table-cell office:value-type="float" office:value="64.050743" calcext:value-type="float">
            <text:p>64.0507430</text:p>
          </table:table-cell>
          <table:table-cell table:style-name="ce6" table:formula="of:=[.J13]/1000" office:value-type="float" office:value="-0.01471178" calcext:value-type="float">
            <text:p>-0.0147118</text:p>
          </table:table-cell>
          <table:table-cell table:style-name="ce6" table:formula="of:=[.K13]/1000" office:value-type="float" office:value="-0.001082395" calcext:value-type="float">
            <text:p>-0.0010824</text:p>
          </table:table-cell>
          <table:table-cell table:style-name="ce6" table:formula="of:=[.L13]/1000" office:value-type="float" office:value="0.064050743" calcext:value-type="float">
            <text:p>0.06405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-20703460" calcext:value-type="float">
            <text:p>-20703460.0000000</text:p>
          </table:table-cell>
          <table:table-cell office:value-type="float" office:value="1230401920" calcext:value-type="float">
            <text:p>1230401920.0000000</text:p>
          </table:table-cell>
          <table:table-cell office:value-type="float" office:value="-13909991" calcext:value-type="float">
            <text:p>-13909991.0000000</text:p>
          </table:table-cell>
          <table:table-cell table:number-columns-repeated="2"/>
          <table:table-cell table:style-name="ce5" table:formula="of:=[.B14]/[.$E$13]*[.$F$13]/1000000" office:value-type="float" office:value="-0.00010938658657057" calcext:value-type="float">
            <text:p>-0.0001094</text:p>
          </table:table-cell>
          <table:table-cell table:style-name="ce5" table:formula="of:=[.C14]/[.$E$13]*[.$F$13]/1000000" office:value-type="float" office:value="0.00650081996626052" calcext:value-type="float">
            <text:p>0.0065008</text:p>
          </table:table-cell>
          <table:table-cell table:style-name="ce5" table:formula="of:=[.D14]/[.$E$13]*[.$F$13]/1000000" office:value-type="float" office:value="-0.0000734933404714649" calcext:value-type="float">
            <text:p>-0.00007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59318880" calcext:value-type="float">
            <text:p>-159318880.0000000</text:p>
          </table:table-cell>
          <table:table-cell office:value-type="float" office:value="-13909991" calcext:value-type="float">
            <text:p>-13909991.0000000</text:p>
          </table:table-cell>
          <table:table-cell office:value-type="float" office:value="683165824" calcext:value-type="float">
            <text:p>683165824.0000000</text:p>
          </table:table-cell>
          <table:table-cell table:number-columns-repeated="2"/>
          <table:table-cell table:style-name="ce5" table:formula="of:=[.B15]/[.$E$13]*[.$F$13]/1000000" office:value-type="float" office:value="-0.000841760191747964" calcext:value-type="float">
            <text:p>-0.0008418</text:p>
          </table:table-cell>
          <table:table-cell table:style-name="ce5" table:formula="of:=[.C15]/[.$E$13]*[.$F$13]/1000000" office:value-type="float" office:value="-0.0000734933404714649" calcext:value-type="float">
            <text:p>-0.0000735</text:p>
          </table:table-cell>
          <table:table-cell table:style-name="ce5" table:formula="of:=[.D15]/[.$E$13]*[.$F$13]/1000000" office:value-type="float" office:value="0.00360950186823995" calcext:value-type="float">
            <text:p>0.003609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nk4</text:p>
          </table:table-cell>
          <table:table-cell office:value-type="float" office:value="87160008" calcext:value-type="float">
            <text:p>87160008.0000000</text:p>
          </table:table-cell>
          <table:table-cell office:value-type="float" office:value="-38024.339844" calcext:value-type="float">
            <text:p>-38024.3398440</text:p>
          </table:table-cell>
          <table:table-cell office:value-type="float" office:value="-40232.789062" calcext:value-type="float">
            <text:p>-40232.7890620</text:p>
          </table:table-cell>
          <table:table-cell office:value-type="float" office:value="57862.988281" calcext:value-type="float">
            <text:p>57862.9882810</text:p>
          </table:table-cell>
          <table:table-cell table:style-name="ce4" office:value-type="float" office:value="0.154973" calcext:value-type="float">
            <text:p>0.1549730</text:p>
          </table:table-cell>
          <table:table-cell table:style-name="ce5" table:formula="of:=[.B17]/[.$E$17]*[.$F$17]/1000000" office:value-type="float" office:value="0.000233438478050732" calcext:value-type="float">
            <text:p>0.0002334</text:p>
          </table:table-cell>
          <table:table-cell table:style-name="ce5" table:formula="of:=[.C17]/[.$E$17]*[.$F$17]/1000000" office:value-type="float" office:value="-0.00000010183964212196" calcext:value-type="float">
            <text:p>-0.0000001</text:p>
          </table:table-cell>
          <table:table-cell table:style-name="ce5" table:formula="of:=[.D17]/[.$E$17]*[.$F$17]/1000000" office:value-type="float" office:value="-0.000000107754476644489" calcext:value-type="float">
            <text:p>-0.0000001</text:p>
          </table:table-cell>
          <table:table-cell office:value-type="float" office:value="0.019422" calcext:value-type="float">
            <text:p>0.0194220</text:p>
          </table:table-cell>
          <table:table-cell office:value-type="float" office:value="2.093593" calcext:value-type="float">
            <text:p>2.0935930</text:p>
          </table:table-cell>
          <table:table-cell office:value-type="float" office:value="-30.669844" calcext:value-type="float">
            <text:p>-30.6698440</text:p>
          </table:table-cell>
          <table:table-cell table:style-name="ce6" table:formula="of:=[.J17]/1000" office:value-type="float" office:value="0.000019422" calcext:value-type="float">
            <text:p>0.0000194</text:p>
          </table:table-cell>
          <table:table-cell table:style-name="ce6" table:formula="of:=[.K17]/1000" office:value-type="float" office:value="0.002093593" calcext:value-type="float">
            <text:p>0.0020936</text:p>
          </table:table-cell>
          <table:table-cell table:style-name="ce6" table:formula="of:=[.L17]/1000" office:value-type="float" office:value="-0.030669844" calcext:value-type="float">
            <text:p>-0.030669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-38024.339844" calcext:value-type="float">
            <text:p>-38024.3398440</text:p>
          </table:table-cell>
          <table:table-cell office:value-type="float" office:value="55174084" calcext:value-type="float">
            <text:p>55174084.0000000</text:p>
          </table:table-cell>
          <table:table-cell office:value-type="float" office:value="38020.09375" calcext:value-type="float">
            <text:p>38020.0937500</text:p>
          </table:table-cell>
          <table:table-cell table:number-columns-repeated="2"/>
          <table:table-cell table:style-name="ce5" table:formula="of:=[.B18]/[.$E$17]*[.$F$17]/1000000" office:value-type="float" office:value="-0.00000010183964212196" calcext:value-type="float">
            <text:p>-0.0000001</text:p>
          </table:table-cell>
          <table:table-cell table:style-name="ce5" table:formula="of:=[.C18]/[.$E$17]*[.$F$17]/1000000" office:value-type="float" office:value="0.000147771374651586" calcext:value-type="float">
            <text:p>0.0001478</text:p>
          </table:table-cell>
          <table:table-cell table:style-name="ce5" table:formula="of:=[.D18]/[.$E$17]*[.$F$17]/1000000" office:value-type="float" office:value="0.000000101828269914181" calcext:value-type="float">
            <text:p>0.00000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40232.789062" calcext:value-type="float">
            <text:p>-40232.7890620</text:p>
          </table:table-cell>
          <table:table-cell office:value-type="float" office:value="38020.09375" calcext:value-type="float">
            <text:p>38020.0937500</text:p>
          </table:table-cell>
          <table:table-cell office:value-type="float" office:value="59850288" calcext:value-type="float">
            <text:p>59850288.0000000</text:p>
          </table:table-cell>
          <table:table-cell table:number-columns-repeated="2"/>
          <table:table-cell table:style-name="ce5" table:formula="of:=[.B19]/[.$E$17]*[.$F$17]/1000000" office:value-type="float" office:value="-0.000000107754476644489" calcext:value-type="float">
            <text:p>-0.0000001</text:p>
          </table:table-cell>
          <table:table-cell table:style-name="ce5" table:formula="of:=[.C19]/[.$E$17]*[.$F$17]/1000000" office:value-type="float" office:value="0.000000101828269914181" calcext:value-type="float">
            <text:p>0.0000001</text:p>
          </table:table-cell>
          <table:table-cell table:style-name="ce5" table:formula="of:=[.D19]/[.$E$17]*[.$F$17]/1000000" office:value-type="float" office:value="0.000160295535328749" calcext:value-type="float">
            <text:p>0.000160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nk5</text:p>
          </table:table-cell>
          <table:table-cell office:value-type="float" office:value="3390847744" calcext:value-type="float">
            <text:p>3390847744.0000000</text:p>
          </table:table-cell>
          <table:table-cell office:value-type="float" office:value="11710923" calcext:value-type="float">
            <text:p>11710923.0000000</text:p>
          </table:table-cell>
          <table:table-cell office:value-type="float" office:value="51480704" calcext:value-type="float">
            <text:p>51480704.0000000</text:p>
          </table:table-cell>
          <table:table-cell office:value-type="float" office:value="342217.15625" calcext:value-type="float">
            <text:p>342217.1562500</text:p>
          </table:table-cell>
          <table:table-cell table:style-name="ce4" office:value-type="float" office:value="1.942905" calcext:value-type="float">
            <text:p>1.9429050</text:p>
          </table:table-cell>
          <table:table-cell table:style-name="ce5" table:formula="of:=[.B21]/[.$E$21]*[.$F$21]/1000000" office:value-type="float" office:value="0.0192512120322907" calcext:value-type="float">
            <text:p>0.0192512</text:p>
          </table:table-cell>
          <table:table-cell table:style-name="ce5" table:formula="of:=[.C21]/[.$E$21]*[.$F$21]/1000000" office:value-type="float" office:value="0.0000664876393125454" calcext:value-type="float">
            <text:p>0.0000665</text:p>
          </table:table-cell>
          <table:table-cell table:style-name="ce5" table:formula="of:=[.D21]/[.$E$21]*[.$F$21]/1000000" office:value-type="float" office:value="0.000292276747025654" calcext:value-type="float">
            <text:p>0.0002923</text:p>
          </table:table-cell>
          <table:table-cell office:value-type="float" office:value="1.310373" calcext:value-type="float">
            <text:p>1.3103730</text:p>
          </table:table-cell>
          <table:table-cell office:value-type="float" office:value="-6.536815" calcext:value-type="float">
            <text:p>-6.5368150</text:p>
          </table:table-cell>
          <table:table-cell office:value-type="float" office:value="-126.90197" calcext:value-type="float">
            <text:p>-126.9019700</text:p>
          </table:table-cell>
          <table:table-cell table:style-name="ce6" table:formula="of:=[.J21]/1000" office:value-type="float" office:value="0.001310373" calcext:value-type="float">
            <text:p>0.0013104</text:p>
          </table:table-cell>
          <table:table-cell table:style-name="ce6" table:formula="of:=[.K21]/1000" office:value-type="float" office:value="-0.006536815" calcext:value-type="float">
            <text:p>-0.0065368</text:p>
          </table:table-cell>
          <table:table-cell table:style-name="ce6" table:formula="of:=[.L21]/1000" office:value-type="float" office:value="-0.12690197" calcext:value-type="float">
            <text:p>-0.12690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710923" calcext:value-type="float">
            <text:p>11710923.0000000</text:p>
          </table:table-cell>
          <table:table-cell office:value-type="float" office:value="3346496512" calcext:value-type="float">
            <text:p>3346496512.0000000</text:p>
          </table:table-cell>
          <table:table-cell office:value-type="float" office:value="11710947" calcext:value-type="float">
            <text:p>11710947.0000000</text:p>
          </table:table-cell>
          <table:table-cell table:number-columns-repeated="2"/>
          <table:table-cell table:style-name="ce5" table:formula="of:=[.B22]/[.$E$21]*[.$F$21]/1000000" office:value-type="float" office:value="0.0000664876393125454" calcext:value-type="float">
            <text:p>0.0000665</text:p>
          </table:table-cell>
          <table:table-cell table:style-name="ce5" table:formula="of:=[.C22]/[.$E$21]*[.$F$21]/1000000" office:value-type="float" office:value="0.0189994121770374" calcext:value-type="float">
            <text:p>0.0189994</text:p>
          </table:table-cell>
          <table:table-cell table:style-name="ce5" table:formula="of:=[.D22]/[.$E$21]*[.$F$21]/1000000" office:value-type="float" office:value="0.0000664877755702378" calcext:value-type="float">
            <text:p>0.000066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1480704" calcext:value-type="float">
            <text:p>51480704.0000000</text:p>
          </table:table-cell>
          <table:table-cell office:value-type="float" office:value="11710947" calcext:value-type="float">
            <text:p>11710947.0000000</text:p>
          </table:table-cell>
          <table:table-cell office:value-type="float" office:value="328466528" calcext:value-type="float">
            <text:p>328466528.0000000</text:p>
          </table:table-cell>
          <table:table-cell table:number-columns-repeated="2"/>
          <table:table-cell table:style-name="ce5" table:formula="of:=[.B23]/[.$E$21]*[.$F$21]/1000000" office:value-type="float" office:value="0.000292276747025654" calcext:value-type="float">
            <text:p>0.0002923</text:p>
          </table:table-cell>
          <table:table-cell table:style-name="ce5" table:formula="of:=[.C23]/[.$E$21]*[.$F$21]/1000000" office:value-type="float" office:value="0.0000664877755702378" calcext:value-type="float">
            <text:p>0.0000665</text:p>
          </table:table-cell>
          <table:table-cell table:style-name="ce5" table:formula="of:=[.D23]/[.$E$21]*[.$F$21]/1000000" office:value-type="float" office:value="0.0018648371302508" calcext:value-type="float">
            <text:p>0.001864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nk6</text:p>
          </table:table-cell>
          <table:table-cell office:value-type="float" office:value="50388672" calcext:value-type="float">
            <text:p>50388672.0000000</text:p>
          </table:table-cell>
          <table:table-cell office:value-type="float" office:value="1558272.75" calcext:value-type="float">
            <text:p>1558272.7500000</text:p>
          </table:table-cell>
          <table:table-cell office:value-type="float" office:value="-3539348" calcext:value-type="float">
            <text:p>-3539348.0000000</text:p>
          </table:table-cell>
          <table:table-cell office:value-type="float" office:value="58685.429688" calcext:value-type="float">
            <text:p>58685.4296880</text:p>
          </table:table-cell>
          <table:table-cell table:style-name="ce4" office:value-type="float" office:value="0.169873" calcext:value-type="float">
            <text:p>0.1698730</text:p>
          </table:table-cell>
          <table:table-cell table:style-name="ce5" table:formula="of:=[.B25]/[.$E$25]*[.$F$25]/1000000" office:value-type="float" office:value="0.000145856900497506" calcext:value-type="float">
            <text:p>0.0001459</text:p>
          </table:table-cell>
          <table:table-cell table:style-name="ce5" table:formula="of:=[.C25]/[.$E$25]*[.$F$25]/1000000" office:value-type="float" office:value="0.0000045106335297887" calcext:value-type="float">
            <text:p>0.0000045</text:p>
          </table:table-cell>
          <table:table-cell table:style-name="ce5" table:formula="of:=[.D25]/[.$E$25]*[.$F$25]/1000000" office:value-type="float" office:value="-0.0000102451267035187" calcext:value-type="float">
            <text:p>-0.0000102</text:p>
          </table:table-cell>
          <table:table-cell office:value-type="float" office:value="-0.523751" calcext:value-type="float">
            <text:p>-0.5237510</text:p>
          </table:table-cell>
          <table:table-cell office:value-type="float" office:value="15.038879" calcext:value-type="float">
            <text:p>15.0388790</text:p>
          </table:table-cell>
          <table:table-cell office:value-type="float" office:value="-24.066126" calcext:value-type="float">
            <text:p>-24.0661260</text:p>
          </table:table-cell>
          <table:table-cell table:style-name="ce6" table:formula="of:=[.J25]/1000" office:value-type="float" office:value="-0.000523751" calcext:value-type="float">
            <text:p>-0.0005238</text:p>
          </table:table-cell>
          <table:table-cell table:style-name="ce6" table:formula="of:=[.K25]/1000" office:value-type="float" office:value="0.015038879" calcext:value-type="float">
            <text:p>0.0150389</text:p>
          </table:table-cell>
          <table:table-cell table:style-name="ce6" table:formula="of:=[.L25]/1000" office:value-type="float" office:value="-0.024066126" calcext:value-type="float">
            <text:p>-0.0240661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1558272.75" calcext:value-type="float">
            <text:p>1558272.7500000</text:p>
          </table:table-cell>
          <table:table-cell office:value-type="float" office:value="65878056" calcext:value-type="float">
            <text:p>65878056.0000000</text:p>
          </table:table-cell>
          <table:table-cell office:value-type="float" office:value="12389965" calcext:value-type="float">
            <text:p>12389965.0000000</text:p>
          </table:table-cell>
          <table:table-cell table:number-columns-repeated="2"/>
          <table:table-cell table:style-name="ce5" table:formula="of:=[.B26]/[.$E$25]*[.$F$25]/1000000" office:value-type="float" office:value="0.0000045106335297887" calcext:value-type="float">
            <text:p>0.0000045</text:p>
          </table:table-cell>
          <table:table-cell table:style-name="ce5" table:formula="of:=[.C26]/[.$E$25]*[.$F$25]/1000000" office:value-type="float" office:value="0.000190693040272249" calcext:value-type="float">
            <text:p>0.0001907</text:p>
          </table:table-cell>
          <table:table-cell table:style-name="ce5" table:formula="of:=[.D26]/[.$E$25]*[.$F$25]/1000000" office:value-type="float" office:value="0.0000358644477110368" calcext:value-type="float">
            <text:p>0.000035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-3539348" calcext:value-type="float">
            <text:p>-3539348.0000000</text:p>
          </table:table-cell>
          <table:table-cell office:value-type="float" office:value="12389965" calcext:value-type="float">
            <text:p>12389965.0000000</text:p>
          </table:table-cell>
          <table:table-cell office:value-type="float" office:value="54281604" calcext:value-type="float">
            <text:p>54281604.0000000</text:p>
          </table:table-cell>
          <table:table-cell table:number-columns-repeated="2"/>
          <table:table-cell table:style-name="ce5" table:formula="of:=[.B27]/[.$E$25]*[.$F$25]/1000000" office:value-type="float" office:value="-0.0000102451267035187" calcext:value-type="float">
            <text:p>-0.0000102</text:p>
          </table:table-cell>
          <table:table-cell table:style-name="ce5" table:formula="of:=[.C27]/[.$E$25]*[.$F$25]/1000000" office:value-type="float" office:value="0.0000358644477110368" calcext:value-type="float">
            <text:p>0.0000359</text:p>
          </table:table-cell>
          <table:table-cell table:style-name="ce5" table:formula="of:=[.D27]/[.$E$25]*[.$F$25]/1000000" office:value-type="float" office:value="0.000157125524432813" calcext:value-type="float">
            <text:p>0.000157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nk7</text:p>
          </table:table-cell>
          <table:table-cell office:value-type="float" office:value="1034856576" calcext:value-type="float">
            <text:p>1034856576.0000000</text:p>
          </table:table-cell>
          <table:table-cell office:value-type="float" office:value="242925.109375" calcext:value-type="float">
            <text:p>242925.1093750</text:p>
          </table:table-cell>
          <table:table-cell office:value-type="float" office:value="-44354696" calcext:value-type="float">
            <text:p>-44354696.0000000</text:p>
          </table:table-cell>
          <table:table-cell office:value-type="float" office:value="166373.296875" calcext:value-type="float">
            <text:p>166373.2968750</text:p>
          </table:table-cell>
          <table:table-cell table:style-name="ce4" office:value-type="float" office:value="1.49811" calcext:value-type="float">
            <text:p>1.4981100</text:p>
          </table:table-cell>
          <table:table-cell table:style-name="ce5" table:formula="of:=[.B29]/[.$E$29]*[.$F$29]/1000000" office:value-type="float" office:value="0.0093183762910953" calcext:value-type="float">
            <text:p>0.0093184</text:p>
          </table:table-cell>
          <table:table-cell table:style-name="ce5" table:formula="of:=[.C29]/[.$E$29]*[.$F$29]/1000000" office:value-type="float" office:value="0.00000218742155406831" calcext:value-type="float">
            <text:p>0.0000022</text:p>
          </table:table-cell>
          <table:table-cell table:style-name="ce5" table:formula="of:=[.D29]/[.$E$29]*[.$F$29]/1000000" office:value-type="float" office:value="-0.000399392299561654" calcext:value-type="float">
            <text:p>-0.0003994</text:p>
          </table:table-cell>
          <table:table-cell office:value-type="float" office:value="-1.956528" calcext:value-type="float">
            <text:p>-1.9565280</text:p>
          </table:table-cell>
          <table:table-cell office:value-type="float" office:value="-0.44135" calcext:value-type="float">
            <text:p>-0.4413500</text:p>
          </table:table-cell>
          <table:table-cell office:value-type="float" office:value="-82.139267" calcext:value-type="float">
            <text:p>-82.1392670</text:p>
          </table:table-cell>
          <table:table-cell table:style-name="ce6" table:formula="of:=[.J29]/1000" office:value-type="float" office:value="-0.001956528" calcext:value-type="float">
            <text:p>-0.0019565</text:p>
          </table:table-cell>
          <table:table-cell table:style-name="ce6" table:formula="of:=[.K29]/1000" office:value-type="float" office:value="-0.00044135" calcext:value-type="float">
            <text:p>-0.0004414</text:p>
          </table:table-cell>
          <table:table-cell table:style-name="ce6" table:formula="of:=[.L29]/1000" office:value-type="float" office:value="-0.082139267" calcext:value-type="float">
            <text:p>-0.0821393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242925.109375" calcext:value-type="float">
            <text:p>242925.1093750</text:p>
          </table:table-cell>
          <table:table-cell office:value-type="float" office:value="1054352448" calcext:value-type="float">
            <text:p>1054352448.0000000</text:p>
          </table:table-cell>
          <table:table-cell office:value-type="float" office:value="-1441617.625" calcext:value-type="float">
            <text:p>-1441617.6250000</text:p>
          </table:table-cell>
          <table:table-cell table:number-columns-repeated="2"/>
          <table:table-cell table:style-name="ce5" table:formula="of:=[.B30]/[.$E$29]*[.$F$29]/1000000" office:value-type="float" office:value="0.00000218742155406831" calcext:value-type="float">
            <text:p>0.0000022</text:p>
          </table:table-cell>
          <table:table-cell table:style-name="ce5" table:formula="of:=[.C30]/[.$E$29]*[.$F$29]/1000000" office:value-type="float" office:value="0.00949392706366828" calcext:value-type="float">
            <text:p>0.0094939</text:p>
          </table:table-cell>
          <table:table-cell table:style-name="ce5" table:formula="of:=[.D30]/[.$E$29]*[.$F$29]/1000000" office:value-type="float" office:value="-0.000012981060186668" calcext:value-type="float">
            <text:p>-0.0000130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-44354696" calcext:value-type="float">
            <text:p>-44354696.0000000</text:p>
          </table:table-cell>
          <table:table-cell office:value-type="float" office:value="-1441617.625" calcext:value-type="float">
            <text:p>-1441617.6250000</text:p>
          </table:table-cell>
          <table:table-cell office:value-type="float" office:value="166693856" calcext:value-type="float">
            <text:p>166693856.0000000</text:p>
          </table:table-cell>
          <table:table-cell table:number-columns-repeated="2"/>
          <table:table-cell table:style-name="ce5" table:formula="of:=[.B31]/[.$E$29]*[.$F$29]/1000000" office:value-type="float" office:value="-0.000399392299561654" calcext:value-type="float">
            <text:p>-0.0003994</text:p>
          </table:table-cell>
          <table:table-cell table:style-name="ce5" table:formula="of:=[.C31]/[.$E$29]*[.$F$29]/1000000" office:value-type="float" office:value="-0.000012981060186668" calcext:value-type="float">
            <text:p>-0.0000130</text:p>
          </table:table-cell>
          <table:table-cell table:style-name="ce5" table:formula="of:=[.D31]/[.$E$29]*[.$F$29]/1000000" office:value-type="float" office:value="0.0015009964778169" calcext:value-type="float">
            <text:p>0.00150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nk8</text:p>
          </table:table-cell>
          <table:table-cell office:value-type="float" office:value="111444448" calcext:value-type="float">
            <text:p>111444448.0000000</text:p>
          </table:table-cell>
          <table:table-cell office:value-type="float" office:value="-226027.359375" calcext:value-type="float">
            <text:p>-226027.3593750</text:p>
          </table:table-cell>
          <table:table-cell office:value-type="float" office:value="258395.25" calcext:value-type="float">
            <text:p>258395.2500000</text:p>
          </table:table-cell>
          <table:table-cell office:value-type="float" office:value="147977.125" calcext:value-type="float">
            <text:p>147977.1250000</text:p>
          </table:table-cell>
          <table:table-cell table:style-name="ce4" office:value-type="float" office:value="0.419231" calcext:value-type="float">
            <text:p>0.4192310</text:p>
          </table:table-cell>
          <table:table-cell table:style-name="ce5" table:formula="of:=[.B33]/[.$E$33]*[.$F$33]/1000000" office:value-type="float" office:value="0.000315731011664729" calcext:value-type="float">
            <text:p>0.0003157</text:p>
          </table:table-cell>
          <table:table-cell table:style-name="ce5" table:formula="of:=[.C33]/[.$E$33]*[.$F$33]/1000000" office:value-type="float" office:value="-0.000000640353540441745" calcext:value-type="float">
            <text:p>-0.0000006</text:p>
          </table:table-cell>
          <table:table-cell table:style-name="ce5" table:formula="of:=[.D33]/[.$E$33]*[.$F$33]/1000000" office:value-type="float" office:value="0.000000732054356730812" calcext:value-type="float">
            <text:p>0.0000007</text:p>
          </table:table-cell>
          <table:table-cell office:value-type="float" office:value="-0.105753" calcext:value-type="float">
            <text:p>-0.1057530</text:p>
          </table:table-cell>
          <table:table-cell office:value-type="float" office:value="-0.430101" calcext:value-type="float">
            <text:p>-0.4301010</text:p>
          </table:table-cell>
          <table:table-cell office:value-type="float" office:value="16.004232" calcext:value-type="float">
            <text:p>16.0042320</text:p>
          </table:table-cell>
          <table:table-cell table:style-name="ce6" table:formula="of:=[.J33]/1000" office:value-type="float" office:value="-0.000105753" calcext:value-type="float">
            <text:p>-0.0001058</text:p>
          </table:table-cell>
          <table:table-cell table:style-name="ce6" table:formula="of:=[.K33]/1000" office:value-type="float" office:value="-0.000430101" calcext:value-type="float">
            <text:p>-0.0004301</text:p>
          </table:table-cell>
          <table:table-cell table:style-name="ce6" table:formula="of:=[.L33]/1000" office:value-type="float" office:value="0.016004232" calcext:value-type="float">
            <text:p>0.016004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-226027.359375" calcext:value-type="float">
            <text:p>-226027.3593750</text:p>
          </table:table-cell>
          <table:table-cell office:value-type="float" office:value="93393352" calcext:value-type="float">
            <text:p>93393352.0000000</text:p>
          </table:table-cell>
          <table:table-cell office:value-type="float" office:value="9533654" calcext:value-type="float">
            <text:p>9533654.0000000</text:p>
          </table:table-cell>
          <table:table-cell table:number-columns-repeated="2"/>
          <table:table-cell table:style-name="ce5" table:formula="of:=[.B34]/[.$E$33]*[.$F$33]/1000000" office:value-type="float" office:value="-0.000000640353540441745" calcext:value-type="float">
            <text:p>-0.0000006</text:p>
          </table:table-cell>
          <table:table-cell table:style-name="ce5" table:formula="of:=[.C34]/[.$E$33]*[.$F$33]/1000000" office:value-type="float" office:value="0.000264590816670563" calcext:value-type="float">
            <text:p>0.0002646</text:p>
          </table:table-cell>
          <table:table-cell table:style-name="ce5" table:formula="of:=[.D34]/[.$E$33]*[.$F$33]/1000000" office:value-type="float" office:value="0.0000270096023292384" calcext:value-type="float">
            <text:p>0.000027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8395.25" calcext:value-type="float">
            <text:p>258395.2500000</text:p>
          </table:table-cell>
          <table:table-cell office:value-type="float" office:value="9533654" calcext:value-type="float">
            <text:p>9533654.0000000</text:p>
          </table:table-cell>
          <table:table-cell office:value-type="float" office:value="73619272" calcext:value-type="float">
            <text:p>73619272.0000000</text:p>
          </table:table-cell>
          <table:table-cell table:number-columns-repeated="2"/>
          <table:table-cell table:style-name="ce5" table:formula="of:=[.B35]/[.$E$33]*[.$F$33]/1000000" office:value-type="float" office:value="0.000000732054356730812" calcext:value-type="float">
            <text:p>0.0000007</text:p>
          </table:table-cell>
          <table:table-cell table:style-name="ce5" table:formula="of:=[.C35]/[.$E$33]*[.$F$33]/1000000" office:value-type="float" office:value="0.0000270096023292384" calcext:value-type="float">
            <text:p>0.0000270</text:p>
          </table:table-cell>
          <table:table-cell table:style-name="ce5" table:formula="of:=[.D35]/[.$E$33]*[.$F$33]/1000000" office:value-type="float" office:value="0.000208569270553351" calcext:value-type="float">
            <text:p>0.000208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nk9</text:p>
          </table:table-cell>
          <table:table-cell table:number-columns-repeated="4"/>
          <table:table-cell table:style-name="ce4" office:value-type="float" office:value="0.329326" calcext:value-type="float">
            <text:p>0.3293260</text:p>
          </table:table-cell>
          <table:table-cell table:style-name="ce5" table:formula="of:=[.B37]/[.$E$37]*[.$F$37]/1000000" office:value-type="string" office:string-value="" calcext:value-type="error">
            <text:p>#DIV/0!</text:p>
          </table:table-cell>
          <table:table-cell table:style-name="ce5" table:formula="of:=[.C37]/[.$E$37]*[.$F$37]/1000000" office:value-type="string" office:string-value="" calcext:value-type="error">
            <text:p>#DIV/0!</text:p>
          </table:table-cell>
          <table:table-cell table:style-name="ce5" table:formula="of:=[.D37]/[.$E$37]*[.$F$37]/1000000" office:value-type="string" office:string-value="" calcext:value-type="error">
            <text:p>#DIV/0!</text:p>
          </table:table-cell>
          <table:table-cell table:number-columns-repeated="3"/>
          <table:table-cell table:style-name="ce6" table:formula="of:=[.J37]/1000" office:value-type="float" office:value="0" calcext:value-type="float">
            <text:p>0.0000000</text:p>
          </table:table-cell>
          <table:table-cell table:style-name="ce6" table:formula="of:=[.K37]/1000" office:value-type="float" office:value="0" calcext:value-type="float">
            <text:p>0.0000000</text:p>
          </table:table-cell>
          <table:table-cell table:style-name="ce6" table:formula="of:=[.L37]/1000" office:value-type="float" office:value="0" calcext:value-type="float">
            <text:p>0.000000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5"/>
          <table:table-cell table:style-name="ce5" table:formula="of:=[.B38]/[.$E$37]*[.$F$37]/1000000" office:value-type="string" office:string-value="" calcext:value-type="error">
            <text:p>#DIV/0!</text:p>
          </table:table-cell>
          <table:table-cell table:style-name="ce5" table:formula="of:=[.C38]/[.$E$37]*[.$F$37]/1000000" office:value-type="string" office:string-value="" calcext:value-type="error">
            <text:p>#DIV/0!</text:p>
          </table:table-cell>
          <table:table-cell table:style-name="ce5" table:formula="of:=[.D38]/[.$E$37]*[.$F$37]/1000000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 table:formula="of:=[.B39]/[.$E$37]*[.$F$37]/1000000" office:value-type="string" office:string-value="" calcext:value-type="error">
            <text:p>#DIV/0!</text:p>
          </table:table-cell>
          <table:table-cell table:style-name="ce5" table:formula="of:=[.C39]/[.$E$37]*[.$F$37]/1000000" office:value-type="string" office:string-value="" calcext:value-type="error">
            <text:p>#DIV/0!</text:p>
          </table:table-cell>
          <table:table-cell table:style-name="ce5" table:formula="of:=[.D39]/[.$E$37]*[.$F$37]/1000000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Link1</text:p>
          </table:table-cell>
          <table:table-cell table:style-name="ce2" office:value-type="float" office:value="423229248" calcext:value-type="float">
            <text:p>423229248.0000000</text:p>
          </table:table-cell>
          <table:table-cell office:value-type="float" office:value="-499.401337" calcext:value-type="float">
            <text:p>-499.4013370</text:p>
          </table:table-cell>
          <table:table-cell office:value-type="float" office:value="-32695388" calcext:value-type="float">
            <text:p>-32695388.0000000</text:p>
          </table:table-cell>
          <table:table-cell office:value-type="float" office:value="223733.125" calcext:value-type="float">
            <text:p>223733.1250000</text:p>
          </table:table-cell>
          <table:table-cell table:style-name="ce4" office:value-type="float" office:value="1.188461" calcext:value-type="float">
            <text:p>1.1884610</text:p>
          </table:table-cell>
          <table:table-cell table:style-name="ce5" table:formula="of:=[.B41]/[.$E$5]*[.$F$5]/1000000" office:value-type="float" office:value="0.00224817605934449" calcext:value-type="float">
            <text:p>0.0022482</text:p>
          </table:table-cell>
          <table:table-cell table:style-name="ce5" table:formula="of:=[.C41]/[.$E$5]*[.$F$5]/1000000" office:value-type="float" office:value="-0.00000000265279900941068" calcext:value-type="float">
            <text:p>0.0000000</text:p>
          </table:table-cell>
          <table:table-cell table:style-name="ce5" table:formula="of:=[.D41]/[.$E$5]*[.$F$5]/1000000" office:value-type="float" office:value="-0.000173676533226218" calcext:value-type="float">
            <text:p>-0.0001737</text:p>
          </table:table-cell>
          <table:table-cell table:style-name="ce2" office:value-type="float" office:value="36.162556" calcext:value-type="float">
            <text:p>36.1625560</text:p>
          </table:table-cell>
          <table:table-cell table:style-name="ce2" office:value-type="float" office:value="-0.008603" calcext:value-type="float">
            <text:p>-0.0086030</text:p>
          </table:table-cell>
          <table:table-cell office:value-type="float" office:value="-8.95036" calcext:value-type="float">
            <text:p>-8.9503600</text:p>
          </table:table-cell>
          <table:table-cell table:style-name="ce6" table:formula="of:=[.J41]/1000" office:value-type="float" office:value="0.036162556" calcext:value-type="float">
            <text:p>0.0361626</text:p>
          </table:table-cell>
          <table:table-cell table:style-name="ce6" table:formula="of:=[.K41]/1000" office:value-type="float" office:value="-0.000008603" calcext:value-type="float">
            <text:p>-0.0000086</text:p>
          </table:table-cell>
          <table:table-cell table:style-name="ce6" table:formula="of:=[.L41]/1000" office:value-type="float" office:value="-0.00895036" calcext:value-type="float">
            <text:p>-0.008950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-499.401337" calcext:value-type="float">
            <text:p>-499.4013370</text:p>
          </table:table-cell>
          <table:table-cell office:value-type="float" office:value="417160000" calcext:value-type="float">
            <text:p>417160000.0000000</text:p>
          </table:table-cell>
          <table:table-cell table:style-name="ce2" office:value-type="float" office:value="-490.519348" calcext:value-type="float">
            <text:p>-490.5193480</text:p>
          </table:table-cell>
          <table:table-cell table:number-columns-repeated="2"/>
          <table:table-cell table:style-name="ce5" table:formula="of:=[.B42]/[.$E$5]*[.$F$5]/1000000" office:value-type="float" office:value="-0.00000000265279900941068" calcext:value-type="float">
            <text:p>0.0000000</text:p>
          </table:table-cell>
          <table:table-cell table:style-name="ce5" table:formula="of:=[.C42]/[.$E$5]*[.$F$5]/1000000" office:value-type="float" office:value="0.00221593646787886" calcext:value-type="float">
            <text:p>0.0022159</text:p>
          </table:table-cell>
          <table:table-cell table:style-name="ce5" table:formula="of:=[.D42]/[.$E$5]*[.$F$5]/1000000" office:value-type="float" office:value="-0.00000000260561825542565" calcext:value-type="float">
            <text:p>0.000000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32695388" calcext:value-type="float">
            <text:p>-32695388.0000000</text:p>
          </table:table-cell>
          <table:table-cell table:style-name="ce2" office:value-type="float" office:value="-490.519348" calcext:value-type="float">
            <text:p>-490.5193480</text:p>
          </table:table-cell>
          <table:table-cell office:value-type="float" office:value="252065344" calcext:value-type="float">
            <text:p>252065344.0000000</text:p>
          </table:table-cell>
          <table:table-cell table:number-columns-repeated="2"/>
          <table:table-cell table:style-name="ce5" table:formula="of:=[.B43]/[.$E$5]*[.$F$5]/1000000" office:value-type="float" office:value="-0.000173676533226218" calcext:value-type="float">
            <text:p>-0.0001737</text:p>
          </table:table-cell>
          <table:table-cell table:style-name="ce5" table:formula="of:=[.C43]/[.$E$5]*[.$F$5]/1000000" office:value-type="float" office:value="-0.00000000260561825542565" calcext:value-type="float">
            <text:p>0.0000000</text:p>
          </table:table-cell>
          <table:table-cell table:style-name="ce5" table:formula="of:=[.D43]/[.$E$5]*[.$F$5]/1000000" office:value-type="float" office:value="0.00133896056203383" calcext:value-type="float">
            <text:p>0.0013390</text:p>
          </table:table-cell>
          <table:table-cell table:number-columns-repeated="101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 style:data-style-name="N2" text:time-value="10:25:29.701549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0:24:10.813903254</meta:creation-date>
    <meta:generator>LibreOffice/4.2.7.2$Linux_X86_64 LibreOffice_project/420m0$Build-2</meta:generator>
    <dc:date>2014-12-18T10:27:03.823102332</dc:date>
    <meta:editing-duration>PT2H56M18S</meta:editing-duration>
    <meta:editing-cycles>15</meta:editing-cycles>
    <meta:document-statistic meta:table-count="1" meta:cell-count="262" meta:object-count="0"/>
    <meta:user-defined meta:name="qrichtext">1</meta:user-defined>
  </office:meta>
</office:document-meta>
</file>